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color="#000000" style:font-name="Purisa" fo:font-size="10pt" style:text-underline-style="none" fo:font-weight="bold" officeooo:rsid="0012bb54" officeooo:paragraph-rsid="0012bb54" style:font-size-asian="8.75pt" style:font-weight-asian="bold" style:font-size-complex="10pt" style:font-weight-complex="bold"/>
    </style:style>
    <style:style style:name="P2" style:family="paragraph" style:parent-style-name="Preformatted_20_Text">
      <style:text-properties fo:color="#000000" style:font-name="Purisa" fo:font-size="10pt" style:text-underline-style="none" fo:font-weight="bold" officeooo:rsid="001461d0" officeooo:paragraph-rsid="001461d0" style:font-size-asian="8.75pt" style:font-weight-asian="bold" style:font-size-complex="10pt" style:font-weight-complex="bold"/>
    </style:style>
    <style:style style:name="P3" style:family="paragraph" style:parent-style-name="Preformatted_20_Text">
      <style:text-properties fo:color="#000000" style:font-name="Purisa" fo:font-size="10pt" style:text-underline-style="none" fo:font-weight="bold" officeooo:rsid="00150b3f" officeooo:paragraph-rsid="00150b3f" style:font-size-asian="8.75pt" style:font-weight-asian="bold" style:font-size-complex="10pt" style:font-weight-complex="bold"/>
    </style:style>
    <style:style style:name="P4" style:family="paragraph" style:parent-style-name="Preformatted_20_Text">
      <style:text-properties fo:color="#000000" style:font-name="Purisa" fo:font-size="10pt" style:text-underline-style="none" fo:font-weight="bold" officeooo:rsid="00164a6b" officeooo:paragraph-rsid="00164a6b" style:font-size-asian="8.75pt" style:font-weight-asian="bold" style:font-size-complex="10pt" style:font-weight-complex="bold"/>
    </style:style>
    <style:style style:name="P5" style:family="paragraph" style:parent-style-name="Preformatted_20_Text">
      <style:text-properties fo:color="#000000" style:font-name="Purisa" fo:font-size="10pt" style:text-underline-style="none" fo:font-weight="bold" officeooo:rsid="00180fed" officeooo:paragraph-rsid="00180fed" style:font-size-asian="8.75pt" style:font-weight-asian="bold" style:font-size-complex="10pt" style:font-weight-complex="bold"/>
    </style:style>
    <style:style style:name="P6" style:family="paragraph" style:parent-style-name="Preformatted_20_Text">
      <style:text-properties fo:color="#000000" style:font-name="Purisa" fo:font-size="10pt" style:text-underline-style="none" fo:font-weight="bold" officeooo:rsid="00193c87" officeooo:paragraph-rsid="00193c87" style:font-size-asian="8.75pt" style:font-weight-asian="bold" style:font-size-complex="10pt" style:font-weight-complex="bold"/>
    </style:style>
    <style:style style:name="P7" style:family="paragraph" style:parent-style-name="Standard">
      <style:text-properties fo:color="#000000" style:font-name="Purisa" fo:font-size="24pt" style:text-underline-style="none" fo:font-weight="bold" officeooo:rsid="00232950" officeooo:paragraph-rsid="0012bb54" style:font-size-asian="21pt" style:font-weight-asian="bold" style:font-size-complex="24pt" style:font-weight-complex="bold"/>
    </style:style>
    <style:style style:name="P8" style:family="paragraph" style:parent-style-name="Standard">
      <style:text-properties fo:color="#000000" style:font-name="Purisa" fo:font-size="10pt" style:text-underline-style="none" fo:font-weight="bold" officeooo:rsid="00232950" officeooo:paragraph-rsid="0012bb54" style:font-size-asian="8.75pt" style:font-weight-asian="bold" style:font-size-complex="10pt" style:font-weight-complex="bold"/>
    </style:style>
    <style:style style:name="P9" style:family="paragraph" style:parent-style-name="Standard">
      <style:text-properties fo:color="#000000" style:font-name="Purisa" fo:font-size="10pt" style:text-underline-style="none" fo:font-weight="bold" officeooo:rsid="0012bb54" officeooo:paragraph-rsid="0012bb54" style:font-size-asian="8.75pt" style:font-weight-asian="bold" style:font-size-complex="10pt" style:font-weight-complex="bold"/>
    </style:style>
    <style:style style:name="P10" style:family="paragraph" style:parent-style-name="Standard">
      <style:text-properties fo:color="#000000" style:font-name="Purisa" fo:font-size="10pt" style:text-underline-style="none" fo:font-weight="bold" officeooo:rsid="00180fed" officeooo:paragraph-rsid="00180fed" style:font-size-asian="8.75pt" style:font-weight-asian="bold" style:font-size-complex="10pt" style:font-weight-complex="bold"/>
    </style:style>
    <style:style style:name="P11" style:family="paragraph" style:parent-style-name="Standard">
      <style:text-properties fo:color="#000000" style:font-name="Purisa" fo:font-size="10pt" fo:language="it" fo:country="IT" style:text-underline-style="none" fo:font-weight="bold" officeooo:rsid="00180fed" officeooo:paragraph-rsid="00180fed" style:font-size-asian="8.75pt" style:font-weight-asian="bold" style:font-size-complex="10pt" style:font-weight-complex="bold"/>
    </style:style>
    <style:style style:name="P12" style:family="paragraph" style:parent-style-name="Standard">
      <style:text-properties fo:color="#000000" style:font-name="Purisa" fo:font-size="10pt" fo:language="it" fo:country="IT" style:text-underline-style="none" fo:font-weight="bold" officeooo:rsid="00193c87" officeooo:paragraph-rsid="00193c87" style:font-size-asian="8.75pt" style:font-weight-asian="bold" style:font-size-complex="10pt" style:font-weight-complex="bold"/>
    </style:style>
    <style:style style:name="T1" style:family="text">
      <style:text-properties fo:color="#ff3333" style:text-underline-style="solid" style:text-underline-width="auto" style:text-underline-color="font-color"/>
    </style:style>
    <style:style style:name="T2" style:family="text">
      <style:text-properties fo:color="#ff3333" fo:font-style="normal" style:text-underline-style="solid" style:text-underline-width="auto" style:text-underline-color="font-color" style:font-style-asian="normal" style:font-style-complex="normal"/>
    </style:style>
    <style:style style:name="T3" style:family="text">
      <style:text-properties fo:color="#ff3333" fo:font-style="normal" style:font-style-asian="normal" style:font-style-complex="normal"/>
    </style:style>
    <style:style style:name="T4" style:family="text">
      <style:text-properties fo:color="#ff3333" fo:language="it" fo:country="IT" style:text-underline-style="solid" style:text-underline-width="auto" style:text-underline-color="font-color"/>
    </style:style>
    <style:style style:name="T5" style:family="text">
      <style:text-properties officeooo:rsid="001461d0"/>
    </style:style>
    <style:style style:name="T6" style:family="text">
      <style:text-properties officeooo:rsid="00150b3f"/>
    </style:style>
    <style:style style:name="T7" style:family="text">
      <style:text-properties fo:language="it" fo:country="IT"/>
    </style:style>
    <style:style style:name="T8" style:family="text">
      <style:text-properties fo:language="it" fo:country="IT" officeooo:rsid="00193c87"/>
    </style:style>
    <style:style style:name="T9" style:family="text">
      <style:text-properties officeooo:rsid="0019ad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ctus</text:p>
      <text:p text:style-name="P8"/>
      <text:p text:style-name="P9">Antica incarnazione delle energie del caos che hanno modellato le terre di Draenor, Tectus è stato corrotto e schiavizzato dai folli Orchi Pallidi, i quali a loro volta riescono a malapena a tenere sotto controllo questa imponente forza della natura.</text:p>
      <text:p text:style-name="P9">Tectus non piò essere ucciso con mezzi normali. Egli accumula energia canalizzando <text:span text:style-name="T1">SCONVOLGIMENTO TETTONIC</text:span><text:span text:style-name="T2">O</text:span><text:span text:style-name="T3"> </text:span>finché non raggiunge 100 energia. Azzerare la salute di Tectus prima della fine dello sconvolgimento tettonico lo spezza in due frammenti di Tectus; altrimenti Tectus si cura e ricomincia ad accumulare energia.</text:p>
      <text:p text:style-name="P9">Quando un frammento si rompe, si divide in quattro <text:span text:style-name="T6">granuli</text:span> di Tectus. Per sconfiggere questo boss si devono uccidere tutti gli 8 granuli.</text:p>
      <text:p text:style-name="P9"/>
      <text:p text:style-name="P1"><text:bookmark text:name="tw-target-text"/>Durante la prima parte quando Tectus è ancora a piena vita, ci saranno anche un paio di add che vengono a infastidire il raid. Una volta che si divide, gli add non si riproducono più. <text:span text:style-name="T5">Gli add devono essere tauntati dai tank e portati lontano dal raid.</text:span></text:p>
      <text:p text:style-name="P2">Il primo add ad essere summonato è il <text:span text:style-name="T1">PLASMATORE DELLA TERRA</text:span> <text:span text:style-name="T1">TORCINOTTE</text:span> che ha tre abilità (le prime due riguardano i tank):</text:p>
      <text:p text:style-name="P2">- <text:span text:style-name="T1">DONO DELLA TERRA</text:span>: crea un vortice turbinante di terra nel tentativo di potenziare Tectus. Se il vortice lo raggiunge, Tectus ottiene 10 accumuli di Accrescimento. I personaggi possono intercettare il vortice, subendo <text:span text:style-name="T9">254</text:span>.<text:span text:style-name="T9">500</text:span> danni fisici e l'effetto pietrificazione.</text:p>
      <text:p text:style-name="P2">- <text:span text:style-name="T1">PIETRIFICAZIONE</text:span>: dopo aver intercettato il Dono della Terra, la pelle del personaggio comincia a pietrificarsi. Riduce la velocità di movimento del bersaglio del 2% e Tectus assorbe l'effetto pietrificazione quando lo colpisce con un attacco in mischia, ottenendo accumuli di Accrescimento e curandosi.</text:p>
      <text:p text:style-name="P2">- <text:span text:style-name="T1">DARDO TERRESTRE</text:span>: dei dardi terrestri escono dal terreno, infliggendo 128.749 danni natura a tutti i nemici in un cono frontale.</text:p>
      <text:p text:style-name="P2">L'ultimo add ad essere summonato è il <text:span text:style-name="T1">BERSERKER TORCINOTTE</text:span>. Questo add è affetto da pazzia momentanea, si dimentica del suo bersaglio, azzera tutta la sua minaccia e si scaglia contro un personaggio casuale. Il berserker infligge <text:span text:style-name="T9">74</text:span>.<text:span text:style-name="T9">000</text:span> danni fisici ai bersagli lungo la traiettoria dell'assalto.</text:p>
      <text:p text:style-name="P3">Tutte le meccaniche del combattimento che andiamo a vedere possono essere applicate sia a Tectus, sia ai suoi frammenti che ai suoi granuli.</text:p>
      <text:p text:style-name="P3">Tectus è invincibile finché è sotto l'effetto della <text:span text:style-name="T1">MONTAGNA VIVENTE</text:span>. Egli riceve periodicamente dell'energia, sempre più velocemente man mano che la sua salute scende. Il potere della Montagna Vivente si consuma quando Tectus canalizza <text:span text:style-name="T1">SCONVOLGIMENTO TETTONICO</text:span>, diventando vulnerabile (viene <text:soft-page-break/>canalizzato quando il boss raggiunge 100 energia). Questo sconvolgimento è essenzialmente un grande terremoto che colpisce tutto il raid con delle onde sismiche, ciascuna delle quali infligge <text:span text:style-name="T9">30</text:span>.<text:span text:style-name="T9">000</text:span> danni natura a tutti i personaggi. Se la salute di Tectus si azzera durante Sconvolgimento Tettonico, il boss si frantumerà.</text:p>
      <text:p text:style-name="P4">Un altra abilità è la <text:span text:style-name="T1">NUBE CRISTALLINA:</text:span> crea una nuvola di lame cristalline che si muove verso il bersaglio. I personaggi che entrano nella nuvola subiscono <text:span text:style-name="T9">55</text:span>.<text:span text:style-name="T9">000</text:span> danni fisici ogni secondo nell'area d'effetto (fate attenzione a spostarvi velocemente da questa nube o gli healer dovranno curarvi come dei matti!).</text:p>
      <text:p text:style-name="P4">Dopo la nube arriverà la <text:span text:style-name="T1">FRATTURA</text:span>: qui Tectus fa emergere dalla terra degli aculei che infliggono <text:span text:style-name="T9">125</text:span>.<text:span text:style-name="T9">000</text:span> danni natura ai personaggi nell'area dell'effetto, respingendli indietro. (Guardare dove si mettono i piedi!)</text:p>
      <text:p text:style-name="P4">Ultima ma non meno importante abbiamo il <text:span text:style-name="T1">PILASTRO DELLA TERRA:</text:span> Tectus usa questa abilità quando raggiunge 25 energia. Si solleva dalla terra un pilastro che erutterà dopo qualche secondo di terremoto. Se un giocatore viene colpito muore all'istante. Sarà la parte più difficile quando ci saranno <text:s/>i frammenti.</text:p>
      <text:p text:style-name="P5">C'è anche <text:span text:style-name="T1">ACCRESCIMENTO</text:span>, in questa abilità Tectus assorbe periodicamente la terra nel suo corpo, aumentando i danni inflitti del 5%. Si accumula. Per rimuovere gli accumuli basta infliggergli danno.</text:p>
      <text:p text:style-name="P10"><text:bookmark text:name="result_box"/><text:span text:style-name="T7">Dopo di che, </text:span><text:span text:style-name="T8">una volta ucciso Tectus, si devono </text:span><text:span text:style-name="T7">fare i conti con i 2 frammenti. Dato che i granelli non sembrano avere molta salute </text:span><text:span text:style-name="T8">(in</text:span><text:span text:style-name="T7"> beta</text:span><text:span text:style-name="T8">)</text:span><text:span text:style-name="T7">, </text:span><text:span text:style-name="T8">i </text:span><text:span text:style-name="T7">gruppi </text:span><text:span text:style-name="T8">devono killare velocemente i </text:span><text:span text:style-name="T7">due frammenti allo stesso tempo e poi </text:span><text:span text:style-name="T8">dedicarsi a</text:span><text:span text:style-name="T7">gli </text:span><text:span text:style-name="T8">altri</text:span><text:span text:style-name="T7"> granelli. </text:span><text:span text:style-name="T8">L</text:span><text:span text:style-name="T7">'unica parte pericolosa qui è solo di evitare due di tutto </text:span><text:span text:style-name="T8">(fa due abilità per tipo quindi 2 pilastri della terra, 2 nube cristallina, ecc..)</text:span><text:span text:style-name="T7">. </text:span><text:span text:style-name="T8">Spostarsi rapidamente. </text:span></text:p>
      <text:p text:style-name="P11"/>
      <text:p text:style-name="P12">RICORDA:</text:p>
      <text:p text:style-name="P12">I tank devono affrontare i Plasmatori della Terra Torcinotte lontano dagli altri personaggi per ridurre al minimo i danni inflitti da <text:span text:style-name="T1">DARDO TERRESTRE</text:span>. Hanno il compito di intercettare <text:span text:style-name="T1">DONO DELLA TERRA</text:span> quando non stanno combattendo contro Tectus e devono spostarsi velocemente dal terreno prima dell'eruzione di un <text:span text:style-name="T1">PILASTRO DI TERRA</text:span></text:p>
      <text:p text:style-name="P6">I curatori durante <text:span text:style-name="T1">SCONVOLGIMENTO TETTONICO</text:span> devono usare cure aoe perché tutto il gruppo d'istanza subisce ingenti danni e anche loro devono spostarsi dal terreno che trema prima dell'eruzione di un <text:span text:style-name="T1">PILASTRO DI TERRA.</text:span></text:p>
      <text:p text:style-name="P6">I dps <text:span text:style-name="T7">devono azzerare la salute di Tectus prima della fine di </text:span><text:span text:style-name="T4">SCONVOLGIMENTO TETTONICO </text:span><text:span text:style-name="T7">e devono spostarsi velocemente dal terreno prima dell'eruzione di un </text:span><text:span text:style-name="T4">PILASTRO DI TERRA</text:span><text:span text:style-name="T7">.</text:span></text:p>
      <text:p text:style-name="P4"/>
      <text:p text:style-name="P3"><text:soft-page-break/></text:p>
      <text:p text:style-name="P1"/>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08T15:49:24.478778120</meta:creation-date>
    <dc:date>2014-11-11T21:02:45.241628906</dc:date>
    <meta:editing-duration>PT22M52S</meta:editing-duration>
    <meta:editing-cycles>2</meta:editing-cycles>
    <meta:generator>LibreOffice/4.3.3.1.0$Linux_X86_64 LibreOffice_project/430m0$Build-1</meta:generator>
    <meta:document-statistic meta:table-count="0" meta:image-count="0" meta:object-count="0" meta:page-count="3" meta:paragraph-count="21" meta:word-count="777" meta:character-count="5021" meta:non-whitespace-character-count="4263"/>
  </office:meta>
</office:document-meta>
</file>